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6pt" style:font-size-asian="18pt" style:font-size-complex="18pt"/>
    </style:style>
    <style:style style:name="P2" style:family="paragraph">
      <style:paragraph-properties fo:text-align="center"/>
      <style:text-properties fo:font-size="6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6pt" style:font-size-asian="6pt" style:font-size-complex="6pt"/>
    </style:style>
    <style:style style:name="T1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1.3cm" svg:height="1cm" svg:x="14.9cm" svg:y="1.5cm">
          <text:p text:style-name="P1">ABC,DE</text:p>
          <text:p text:style-name="P1">F</text:p>
          <text:p text:style-name="P1">-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" draw:id="id2" draw:layer="layout" svg:width="1.3cm" svg:height="1cm" svg:x="9.3cm" svg:y="7.6cm">
          <text:p text:style-name="P1">BC,DE</text:p>
          <text:p text:style-name="P1">-</text:p>
          <text:p text:style-name="P1">AF,-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2" draw:text-style-name="P2" draw:layer="layout" draw:type="line" svg:x1="10.85cm" svg:y1="5.9cm" svg:x2="9.95cm" svg:y2="7.6cm" draw:start-shape="id1" draw:start-glue-point="6" draw:end-shape="id2" draw:end-glue-point="4" svg:d="m10850 5900-900 1700" svg:viewBox="0 0 901 1701">
          <text:p text:style-name="P2">W</text:p>
        </draw:connector>
        <draw:custom-shape draw:style-name="gr1" draw:text-style-name="P1" xml:id="id1" draw:id="id1" draw:layer="layout" svg:width="1.3cm" svg:height="1cm" svg:x="10.2cm" svg:y="4.9cm">
          <text:p text:style-name="P1">BC,DE</text:p>
          <text:p text:style-name="P1">FA</text:p>
          <text:p text:style-name="P1">-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2" draw:text-style-name="P2" xml:id="id3" draw:id="id3" draw:layer="layout" draw:type="line" svg:x1="15.549cm" svg:y1="2.499cm" svg:x2="10.85cm" svg:y2="4.9cm" draw:end-shape="id1" draw:end-glue-point="4" svg:d="m15549 2499-4699 2401" svg:viewBox="0 0 4700 2402">
          <text:p text:style-name="P2">A</text:p>
        </draw:connector>
        <draw:custom-shape draw:style-name="gr1" draw:text-style-name="P1" xml:id="id4" draw:id="id4" draw:layer="layout" svg:width="1.3cm" svg:height="1cm" svg:x="15.1cm" svg:y="5cm">
          <text:p text:style-name="P1">AC,DE</text:p>
          <text:p text:style-name="P1">FB</text:p>
          <text:p text:style-name="P1">-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2" draw:text-style-name="P2" draw:layer="layout" draw:type="line" svg:x1="15.549cm" svg:y1="2.499cm" svg:x2="15.75cm" svg:y2="5cm" draw:start-shape="id3" draw:start-glue-point="2" draw:end-shape="id4" svg:d="m15549 2499 201 2501" svg:viewBox="0 0 202 2502">
          <text:p text:style-name="P2">B</text:p>
        </draw:connector>
        <draw:custom-shape draw:style-name="gr1" draw:text-style-name="P1" xml:id="id5" draw:id="id5" draw:layer="layout" svg:width="1.3cm" svg:height="1cm" svg:x="18.7cm" svg:y="4.9cm">
          <text:p text:style-name="P1">AB,DE</text:p>
          <text:p text:style-name="P1">FB</text:p>
          <text:p text:style-name="P1">-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2" draw:text-style-name="P2" draw:layer="layout" draw:type="line" svg:x1="15.549cm" svg:y1="2.499cm" svg:x2="19.35cm" svg:y2="4.9cm" draw:start-shape="id3" draw:start-glue-point="2" draw:end-shape="id5" draw:end-glue-point="4" svg:d="m15549 2499 3801 2401" svg:viewBox="0 0 3802 2402">
          <text:p text:style-name="P2">C</text:p>
        </draw:connector>
        <draw:custom-shape draw:style-name="gr1" draw:text-style-name="P1" xml:id="id6" draw:id="id6" draw:layer="layout" svg:width="1.3cm" svg:height="1cm" svg:x="11.7cm" svg:y="7.7cm">
          <text:p text:style-name="P1">ABC,DE</text:p>
          <text:p text:style-name="P1">-</text:p>
          <text:p text:style-name="P1">,AF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2" draw:text-style-name="P2" draw:layer="layout" draw:type="line" svg:x1="10.85cm" svg:y1="5.9cm" svg:x2="12.35cm" svg:y2="7.7cm" draw:start-shape="id1" draw:start-glue-point="6" draw:end-shape="id6" draw:end-glue-point="4" svg:d="m10850 5900 1500 1800" svg:viewBox="0 0 1501 1801">
          <text:p text:style-name="P2">L</text:p>
        </draw:connector>
        <draw:custom-shape draw:style-name="gr1" draw:text-style-name="P1" xml:id="id7" draw:id="id7" draw:layer="layout" svg:width="1.3cm" svg:height="1cm" svg:x="4.9cm" svg:y="10.7cm">
          <text:p text:style-name="P1">C,DE</text:p>
          <text:p text:style-name="P1">B</text:p>
          <text:p text:style-name="P1">AF,-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2" draw:text-style-name="P2" draw:layer="layout" draw:type="line" svg:x1="9.95cm" svg:y1="8.6cm" svg:x2="5.55cm" svg:y2="10.7cm" draw:start-shape="id2" draw:start-glue-point="6" draw:end-shape="id7" draw:end-glue-point="4" svg:d="m9950 8600-4400 2100" svg:viewBox="0 0 4401 2101">
          <text:p text:style-name="P2">B</text:p>
        </draw:connector>
        <draw:connector draw:style-name="gr2" draw:text-style-name="P2" draw:layer="layout" draw:type="line" svg:x1="9.95cm" svg:y1="8.6cm" svg:x2="14.15cm" svg:y2="10.7cm" draw:start-shape="id2" draw:start-glue-point="6" draw:end-shape="id8" draw:end-glue-point="4" svg:d="m9950 8600 4200 2100" svg:viewBox="0 0 4201 2101">
          <text:p text:style-name="P2">C</text:p>
        </draw:connector>
        <draw:custom-shape draw:style-name="gr1" draw:text-style-name="P1" xml:id="id9" draw:id="id9" draw:layer="layout" svg:width="1.3cm" svg:height="1cm" svg:x="2.7cm" svg:y="13.2cm">
          <text:p text:style-name="P1">C,E</text:p>
          <text:p text:style-name="P1">BD</text:p>
          <text:p text:style-name="P1">AF,-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2" draw:text-style-name="P2" draw:layer="layout" draw:type="line" svg:x1="5.55cm" svg:y1="11.7cm" svg:x2="3.35cm" svg:y2="13.2cm" draw:start-shape="id7" draw:start-glue-point="6" draw:end-shape="id9" draw:end-glue-point="4" svg:d="m5550 11700-2200 1500" svg:viewBox="0 0 2201 1501">
          <text:p text:style-name="P2">D</text:p>
        </draw:connector>
        <draw:custom-shape draw:style-name="gr1" draw:text-style-name="P1" xml:id="id10" draw:id="id10" draw:layer="layout" svg:width="1.3cm" svg:height="1cm" svg:x="6.9cm" svg:y="13.3cm">
          <text:p text:style-name="P1">C,D</text:p>
          <text:p text:style-name="P1">BE</text:p>
          <text:p text:style-name="P1">AF,-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2" draw:text-style-name="P2" draw:layer="layout" draw:type="line" svg:x1="5.55cm" svg:y1="11.7cm" svg:x2="7.55cm" svg:y2="13.3cm" draw:start-shape="id7" draw:start-glue-point="6" draw:end-shape="id10" draw:end-glue-point="4" svg:d="m5550 11700 2000 1600" svg:viewBox="0 0 2001 1601">
          <text:p text:style-name="P2">E</text:p>
        </draw:connector>
        <draw:custom-shape draw:style-name="gr1" draw:text-style-name="P1" xml:id="id11" draw:id="id11" draw:layer="layout" svg:width="1.3cm" svg:height="1cm" svg:x="1.5cm" svg:y="15.7cm">
          <text:p text:style-name="P1">-</text:p>
          <text:p text:style-name="P1">CE</text:p>
          <text:p text:style-name="P1">ABDF,-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2" draw:text-style-name="P2" draw:layer="layout" draw:type="line" svg:x1="3.35cm" svg:y1="14.2cm" svg:x2="2.15cm" svg:y2="15.7cm" draw:start-shape="id9" draw:start-glue-point="6" draw:end-shape="id11" draw:end-glue-point="4" svg:d="m3350 14200-1200 1500" svg:viewBox="0 0 1201 1501">
          <text:p text:style-name="P2">W</text:p>
        </draw:connector>
        <draw:custom-shape draw:style-name="gr1" draw:text-style-name="P1" xml:id="id12" draw:id="id12" draw:layer="layout" svg:width="1.3cm" svg:height="1cm" svg:x="3.7cm" svg:y="15.7cm">
          <text:p text:style-name="P1">-</text:p>
          <text:p text:style-name="P1">EC</text:p>
          <text:p text:style-name="P1">AF,BD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2" draw:text-style-name="P2" draw:layer="layout" draw:type="line" svg:x1="3.35cm" svg:y1="14.2cm" svg:x2="4.35cm" svg:y2="15.7cm" draw:start-shape="id9" draw:start-glue-point="6" draw:end-shape="id12" draw:end-glue-point="4" svg:d="m3350 14200 1000 1500" svg:viewBox="0 0 1001 1501">
          <text:p text:style-name="P2">L</text:p>
        </draw:connector>
        <draw:custom-shape draw:style-name="gr1" draw:text-style-name="P1" xml:id="id13" draw:id="id13" draw:layer="layout" svg:width="1cm" svg:height="1cm" svg:x="1.1cm" svg:y="18.8cm">
          <text:p text:style-name="P1">-</text:p>
          <text:p text:style-name="P1">-</text:p>
          <text:p text:style-name="P1">ABCDEF,-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xml:id="id14" draw:id="id14" draw:layer="layout" svg:width="0.9cm" svg:height="1cm" svg:x="2.2cm" svg:y="18.8cm">
          <text:p text:style-name="P1">-</text:p>
          <text:p text:style-name="P1">-</text:p>
          <text:p text:style-name="P1">ABDF,CE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2" draw:text-style-name="P1" draw:layer="layout" draw:type="line" svg:x1="2.15cm" svg:y1="16.7cm" svg:x2="1.6cm" svg:y2="18.8cm" draw:start-shape="id11" draw:start-glue-point="6" draw:end-shape="id13" draw:end-glue-point="4" svg:d="m2150 16700-550 2100" svg:viewBox="0 0 551 2101">
          <text:p text:style-name="P1">W</text:p>
        </draw:connector>
        <draw:connector draw:style-name="gr2" draw:text-style-name="P1" draw:layer="layout" draw:type="line" svg:x1="2.15cm" svg:y1="16.7cm" svg:x2="2.65cm" svg:y2="18.8cm" draw:start-shape="id11" draw:start-glue-point="6" draw:end-shape="id14" draw:end-glue-point="4" svg:d="m2150 16700 500 2100" svg:viewBox="0 0 501 2101">
          <text:p text:style-name="P1">L</text:p>
        </draw:connector>
        <draw:custom-shape draw:style-name="gr1" draw:text-style-name="P1" xml:id="id15" draw:id="id15" draw:layer="layout" svg:width="1cm" svg:height="1cm" svg:x="3.2cm" svg:y="18.8cm">
          <text:p text:style-name="P1">-</text:p>
          <text:p text:style-name="P1">-</text:p>
          <text:p text:style-name="P1">ACEF,BD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xml:id="id16" draw:id="id16" draw:layer="layout" svg:width="1cm" svg:height="1cm" svg:x="4.3cm" svg:y="18.8cm">
          <text:p text:style-name="P1">-</text:p>
          <text:p text:style-name="P1">-</text:p>
          <text:p text:style-name="P1">AF,BCDE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2" draw:text-style-name="P2" draw:layer="layout" draw:type="line" svg:x1="4.35cm" svg:y1="16.7cm" svg:x2="3.7cm" svg:y2="18.8cm" draw:start-shape="id12" draw:start-glue-point="6" draw:end-shape="id15" draw:end-glue-point="4" svg:d="m4350 16700-650 2100" svg:viewBox="0 0 651 2101">
          <text:p text:style-name="P2">W</text:p>
        </draw:connector>
        <draw:connector draw:style-name="gr2" draw:text-style-name="P2" draw:layer="layout" draw:type="line" svg:x1="4.35cm" svg:y1="16.7cm" svg:x2="4.8cm" svg:y2="18.8cm" draw:start-shape="id12" draw:start-glue-point="6" draw:end-shape="id16" draw:end-glue-point="4" svg:d="m4350 16700 450 2100" svg:viewBox="0 0 451 2101">
          <text:p text:style-name="P2">L</text:p>
        </draw:connector>
        <draw:custom-shape draw:style-name="gr1" draw:text-style-name="P1" xml:id="id17" draw:id="id17" draw:layer="layout" svg:width="1.3cm" svg:height="1cm" svg:x="5.8cm" svg:y="15.7cm">
          <text:p text:style-name="P1">-</text:p>
          <text:p text:style-name="P1">CD</text:p>
          <text:p text:style-name="P1">ABEF,-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xml:id="id20" draw:id="id20" draw:layer="layout" svg:width="1.3cm" svg:height="1cm" svg:x="8cm" svg:y="15.7cm">
          <text:p text:style-name="P1">-</text:p>
          <text:p text:style-name="P1">DC</text:p>
          <text:p text:style-name="P1">AF,BE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xml:id="id19" draw:id="id19" draw:layer="layout" svg:width="0.9cm" svg:height="1cm" svg:x="6.5cm" svg:y="18.8cm">
          <text:p text:style-name="P1">-</text:p>
          <text:p text:style-name="P1">-</text:p>
          <text:p text:style-name="P1">ABEF,CD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2" draw:text-style-name="P1" draw:layer="layout" draw:type="line" svg:x1="6.45cm" svg:y1="16.7cm" svg:x2="5.9cm" svg:y2="18.8cm" draw:start-shape="id17" draw:start-glue-point="6" draw:end-shape="id18" draw:end-glue-point="4" svg:d="m6450 16700-550 2100" svg:viewBox="0 0 551 2101">
          <text:p text:style-name="P1">W</text:p>
        </draw:connector>
        <draw:connector draw:style-name="gr2" draw:text-style-name="P1" draw:layer="layout" draw:type="line" svg:x1="6.45cm" svg:y1="16.7cm" svg:x2="6.95cm" svg:y2="18.8cm" draw:start-shape="id17" draw:start-glue-point="6" draw:end-shape="id19" draw:end-glue-point="4" svg:d="m6450 16700 500 2100" svg:viewBox="0 0 501 2101">
          <text:p text:style-name="P1">L</text:p>
        </draw:connector>
        <draw:custom-shape draw:style-name="gr1" draw:text-style-name="P1" xml:id="id21" draw:id="id21" draw:layer="layout" svg:width="1cm" svg:height="1cm" svg:x="7.5cm" svg:y="18.8cm">
          <text:p text:style-name="P1">-</text:p>
          <text:p text:style-name="P1">-</text:p>
          <text:p text:style-name="P1">ACDF,BE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xml:id="id22" draw:id="id22" draw:layer="layout" svg:width="1cm" svg:height="1cm" svg:x="8.6cm" svg:y="18.8cm">
          <text:p text:style-name="P1">-</text:p>
          <text:p text:style-name="P1">-</text:p>
          <text:p text:style-name="P1">AF,BCDE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2" draw:text-style-name="P2" draw:layer="layout" draw:type="line" svg:x1="8.65cm" svg:y1="16.7cm" svg:x2="8cm" svg:y2="18.8cm" draw:start-shape="id20" draw:start-glue-point="6" draw:end-shape="id21" draw:end-glue-point="4" svg:d="m8650 16700-650 2100" svg:viewBox="0 0 651 2101">
          <text:p text:style-name="P2">W</text:p>
        </draw:connector>
        <draw:connector draw:style-name="gr2" draw:text-style-name="P2" draw:layer="layout" draw:type="line" svg:x1="8.65cm" svg:y1="16.7cm" svg:x2="9.1cm" svg:y2="18.8cm" draw:start-shape="id20" draw:start-glue-point="6" draw:end-shape="id22" draw:end-glue-point="4" svg:d="m8650 16700 450 2100" svg:viewBox="0 0 451 2101">
          <text:p text:style-name="P2">L</text:p>
        </draw:connector>
        <draw:custom-shape draw:style-name="gr1" draw:text-style-name="P1" xml:id="id18" draw:id="id18" draw:layer="layout" svg:width="1cm" svg:height="1cm" svg:x="5.4cm" svg:y="18.8cm">
          <text:p text:style-name="P1">-</text:p>
          <text:p text:style-name="P1">-</text:p>
          <text:p text:style-name="P1">ABCDEF,-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2" draw:text-style-name="P4" draw:layer="layout" draw:type="line" svg:x1="7.55cm" svg:y1="14.3cm" svg:x2="6.45cm" svg:y2="15.7cm" draw:start-shape="id10" draw:start-glue-point="6" draw:end-shape="id17" draw:end-glue-point="4" svg:d="m7550 14300-1100 1400" svg:viewBox="0 0 1101 1401">
          <text:p text:style-name="P3"><text:span text:style-name="T1">W</text:span></text:p>
        </draw:connector>
        <draw:connector draw:style-name="gr2" draw:text-style-name="P4" draw:layer="layout" draw:type="line" svg:x1="7.55cm" svg:y1="14.3cm" svg:x2="8.65cm" svg:y2="15.7cm" draw:start-shape="id10" draw:start-glue-point="6" draw:end-shape="id20" draw:end-glue-point="4" svg:d="m7550 14300 1100 1400" svg:viewBox="0 0 1101 1401">
          <text:p text:style-name="P3"><text:span text:style-name="T1">L</text:span></text:p>
        </draw:connector>
        <draw:custom-shape draw:style-name="gr1" draw:text-style-name="P1" xml:id="id8" draw:id="id8" draw:layer="layout" svg:width="1.3cm" svg:height="1cm" svg:x="13.5cm" svg:y="10.7cm">
          <text:p text:style-name="P1">B,DE</text:p>
          <text:p text:style-name="P1">C</text:p>
          <text:p text:style-name="P1">AF,-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xml:id="id23" draw:id="id23" draw:layer="layout" svg:width="1.3cm" svg:height="1cm" svg:x="11.3cm" svg:y="13.2cm">
          <text:p text:style-name="P1">B,E</text:p>
          <text:p text:style-name="P1">CD</text:p>
          <text:p text:style-name="P1">AF,-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2" draw:text-style-name="P2" draw:layer="layout" draw:type="line" svg:x1="14.15cm" svg:y1="11.7cm" svg:x2="11.95cm" svg:y2="13.2cm" draw:start-shape="id8" draw:start-glue-point="6" draw:end-shape="id23" draw:end-glue-point="4" svg:d="m14150 11700-2200 1500" svg:viewBox="0 0 2201 1501">
          <text:p text:style-name="P2">D</text:p>
        </draw:connector>
        <draw:custom-shape draw:style-name="gr1" draw:text-style-name="P1" xml:id="id24" draw:id="id24" draw:layer="layout" svg:width="1.3cm" svg:height="1cm" svg:x="15.5cm" svg:y="13.2cm">
          <text:p text:style-name="P1">B,D</text:p>
          <text:p text:style-name="P1">CE</text:p>
          <text:p text:style-name="P1">AF,-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2" draw:text-style-name="P2" draw:layer="layout" draw:type="line" svg:x1="14.15cm" svg:y1="11.7cm" svg:x2="16.15cm" svg:y2="13.2cm" draw:start-shape="id8" draw:start-glue-point="6" draw:end-shape="id24" draw:end-glue-point="4" svg:d="m14150 11700 2000 1500" svg:viewBox="0 0 2001 1501">
          <text:p text:style-name="P2">E</text:p>
        </draw:connector>
        <draw:custom-shape draw:style-name="gr1" draw:text-style-name="P1" xml:id="id25" draw:id="id25" draw:layer="layout" svg:width="1.3cm" svg:height="1cm" svg:x="10.1cm" svg:y="15.7cm">
          <text:p text:style-name="P1">-</text:p>
          <text:p text:style-name="P1">BE</text:p>
          <text:p text:style-name="P1">ACDF,-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2" draw:text-style-name="P2" draw:layer="layout" draw:type="line" svg:x1="11.95cm" svg:y1="14.2cm" svg:x2="10.75cm" svg:y2="15.7cm" draw:start-shape="id23" draw:start-glue-point="6" draw:end-shape="id25" draw:end-glue-point="4" svg:d="m11950 14200-1200 1500" svg:viewBox="0 0 1201 1501">
          <text:p text:style-name="P2">W</text:p>
        </draw:connector>
        <draw:custom-shape draw:style-name="gr1" draw:text-style-name="P1" xml:id="id26" draw:id="id26" draw:layer="layout" svg:width="1.3cm" svg:height="1cm" svg:x="12.3cm" svg:y="15.7cm">
          <text:p text:style-name="P1">-</text:p>
          <text:p text:style-name="P1">EB</text:p>
          <text:p text:style-name="P1">AF,CD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2" draw:text-style-name="P2" draw:layer="layout" draw:type="line" svg:x1="11.95cm" svg:y1="14.2cm" svg:x2="12.95cm" svg:y2="15.7cm" draw:start-shape="id23" draw:start-glue-point="6" draw:end-shape="id26" draw:end-glue-point="4" svg:d="m11950 14200 1000 1500" svg:viewBox="0 0 1001 1501">
          <text:p text:style-name="P2">L</text:p>
        </draw:connector>
        <draw:custom-shape draw:style-name="gr1" draw:text-style-name="P1" xml:id="id27" draw:id="id27" draw:layer="layout" svg:width="1cm" svg:height="1cm" svg:x="9.7cm" svg:y="18.8cm">
          <text:p text:style-name="P1">-</text:p>
          <text:p text:style-name="P1">-</text:p>
          <text:p text:style-name="P1">ABCDEF,-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xml:id="id28" draw:id="id28" draw:layer="layout" svg:width="0.9cm" svg:height="1cm" svg:x="10.8cm" svg:y="18.8cm">
          <text:p text:style-name="P1">-</text:p>
          <text:p text:style-name="P1">-</text:p>
          <text:p text:style-name="P1">ACDF,BE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2" draw:text-style-name="P1" draw:layer="layout" draw:type="line" svg:x1="10.75cm" svg:y1="16.7cm" svg:x2="10.2cm" svg:y2="18.8cm" draw:start-shape="id25" draw:start-glue-point="6" draw:end-shape="id27" draw:end-glue-point="4" svg:d="m10750 16700-550 2100" svg:viewBox="0 0 551 2101">
          <text:p text:style-name="P1">W</text:p>
        </draw:connector>
        <draw:connector draw:style-name="gr2" draw:text-style-name="P1" draw:layer="layout" draw:type="line" svg:x1="10.75cm" svg:y1="16.7cm" svg:x2="11.25cm" svg:y2="18.8cm" draw:start-shape="id25" draw:start-glue-point="6" draw:end-shape="id28" draw:end-glue-point="4" svg:d="m10750 16700 500 2100" svg:viewBox="0 0 501 2101">
          <text:p text:style-name="P1">L</text:p>
        </draw:connector>
        <draw:custom-shape draw:style-name="gr1" draw:text-style-name="P1" xml:id="id29" draw:id="id29" draw:layer="layout" svg:width="1cm" svg:height="1cm" svg:x="11.8cm" svg:y="18.8cm">
          <text:p text:style-name="P1">-</text:p>
          <text:p text:style-name="P1">-</text:p>
          <text:p text:style-name="P1">ABEF,CD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xml:id="id30" draw:id="id30" draw:layer="layout" svg:width="1cm" svg:height="1cm" svg:x="12.9cm" svg:y="18.8cm">
          <text:p text:style-name="P1">-</text:p>
          <text:p text:style-name="P1">-</text:p>
          <text:p text:style-name="P1">AF,BCDE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2" draw:text-style-name="P2" draw:layer="layout" draw:type="line" svg:x1="12.95cm" svg:y1="16.7cm" svg:x2="12.3cm" svg:y2="18.8cm" draw:start-shape="id26" draw:start-glue-point="6" draw:end-shape="id29" draw:end-glue-point="4" svg:d="m12950 16700-650 2100" svg:viewBox="0 0 651 2101">
          <text:p text:style-name="P2">W</text:p>
        </draw:connector>
        <draw:connector draw:style-name="gr2" draw:text-style-name="P2" draw:layer="layout" draw:type="line" svg:x1="12.95cm" svg:y1="16.7cm" svg:x2="13.4cm" svg:y2="18.8cm" draw:start-shape="id26" draw:start-glue-point="6" draw:end-shape="id30" draw:end-glue-point="4" svg:d="m12950 16700 450 2100" svg:viewBox="0 0 451 2101">
          <text:p text:style-name="P2">L</text:p>
        </draw:connector>
        <draw:custom-shape draw:style-name="gr1" draw:text-style-name="P1" xml:id="id31" draw:id="id31" draw:layer="layout" svg:width="1.3cm" svg:height="1cm" svg:x="14.4cm" svg:y="15.7cm">
          <text:p text:style-name="P1">-</text:p>
          <text:p text:style-name="P1">BD</text:p>
          <text:p text:style-name="P1">ACEF,-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xml:id="id34" draw:id="id34" draw:layer="layout" svg:width="1.3cm" svg:height="1cm" svg:x="16.6cm" svg:y="15.7cm">
          <text:p text:style-name="P1">-</text:p>
          <text:p text:style-name="P1">DB</text:p>
          <text:p text:style-name="P1">AF,CE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xml:id="id33" draw:id="id33" draw:layer="layout" svg:width="0.9cm" svg:height="1cm" svg:x="15.1cm" svg:y="18.8cm">
          <text:p text:style-name="P1">-</text:p>
          <text:p text:style-name="P1">-</text:p>
          <text:p text:style-name="P1">ACEF,BD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2" draw:text-style-name="P1" draw:layer="layout" draw:type="line" svg:x1="15.05cm" svg:y1="16.7cm" svg:x2="14.5cm" svg:y2="18.8cm" draw:start-shape="id31" draw:start-glue-point="6" draw:end-shape="id32" draw:end-glue-point="4" svg:d="m15050 16700-550 2100" svg:viewBox="0 0 551 2101">
          <text:p text:style-name="P1">W</text:p>
        </draw:connector>
        <draw:connector draw:style-name="gr2" draw:text-style-name="P1" draw:layer="layout" draw:type="line" svg:x1="15.05cm" svg:y1="16.7cm" svg:x2="15.55cm" svg:y2="18.8cm" draw:start-shape="id31" draw:start-glue-point="6" draw:end-shape="id33" draw:end-glue-point="4" svg:d="m15050 16700 500 2100" svg:viewBox="0 0 501 2101">
          <text:p text:style-name="P1">L</text:p>
        </draw:connector>
        <draw:custom-shape draw:style-name="gr1" draw:text-style-name="P1" xml:id="id35" draw:id="id35" draw:layer="layout" svg:width="1cm" svg:height="1cm" svg:x="16.1cm" svg:y="18.8cm">
          <text:p text:style-name="P1">-</text:p>
          <text:p text:style-name="P1">-</text:p>
          <text:p text:style-name="P1">ABDF,CE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xml:id="id36" draw:id="id36" draw:layer="layout" svg:width="1cm" svg:height="1cm" svg:x="17.2cm" svg:y="18.8cm">
          <text:p text:style-name="P1">-</text:p>
          <text:p text:style-name="P1">-</text:p>
          <text:p text:style-name="P1">AF,BCDE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2" draw:text-style-name="P2" draw:layer="layout" draw:type="line" svg:x1="17.25cm" svg:y1="16.7cm" svg:x2="16.6cm" svg:y2="18.8cm" draw:start-shape="id34" draw:start-glue-point="6" draw:end-shape="id35" draw:end-glue-point="4" svg:d="m17250 16700-650 2100" svg:viewBox="0 0 651 2101">
          <text:p text:style-name="P2">W</text:p>
        </draw:connector>
        <draw:connector draw:style-name="gr2" draw:text-style-name="P2" draw:layer="layout" draw:type="line" svg:x1="17.25cm" svg:y1="16.7cm" svg:x2="17.7cm" svg:y2="18.8cm" draw:start-shape="id34" draw:start-glue-point="6" draw:end-shape="id36" draw:end-glue-point="4" svg:d="m17250 16700 450 2100" svg:viewBox="0 0 451 2101">
          <text:p text:style-name="P2">L</text:p>
        </draw:connector>
        <draw:custom-shape draw:style-name="gr1" draw:text-style-name="P1" xml:id="id32" draw:id="id32" draw:layer="layout" svg:width="1cm" svg:height="1cm" svg:x="14cm" svg:y="18.8cm">
          <text:p text:style-name="P1">-</text:p>
          <text:p text:style-name="P1">-</text:p>
          <text:p text:style-name="P1">ABCDEF,-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2" draw:text-style-name="P4" draw:layer="layout" draw:type="line" svg:x1="16.15cm" svg:y1="14.2cm" svg:x2="15.05cm" svg:y2="15.7cm" draw:start-shape="id24" draw:start-glue-point="6" draw:end-shape="id31" draw:end-glue-point="4" svg:d="m16150 14200-1100 1500" svg:viewBox="0 0 1101 1501">
          <text:p text:style-name="P3"><text:span text:style-name="T1">W</text:span></text:p>
        </draw:connector>
        <draw:connector draw:style-name="gr2" draw:text-style-name="P4" draw:layer="layout" draw:type="line" svg:x1="16.15cm" svg:y1="14.2cm" svg:x2="17.25cm" svg:y2="15.7cm" draw:start-shape="id24" draw:start-glue-point="6" draw:end-shape="id34" draw:end-glue-point="4" svg:d="m16150 14200 1100 1500" svg:viewBox="0 0 1101 1501">
          <text:p text:style-name="P3"><text:span text:style-name="T1">L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co </meta:initial-creator>
    <meta:creation-date>2013-08-02T21:18:50</meta:creation-date>
    <dc:date>2013-08-02T21:56:35</dc:date>
    <dc:creator>marco </dc:creator>
    <meta:editing-duration>PT5M24S</meta:editing-duration>
    <meta:editing-cycles>2</meta:editing-cycles>
    <meta:generator>LibreOffice/3.5$Linux_x86 LibreOffice_project/350m1$Build-2</meta:generator>
    <meta:document-statistic meta:object-count="71"/>
  </office:meta>
</office:document-meta>
</file>